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1pt" officeooo:rsid="0030aec0" officeooo:paragraph-rsid="00754caf" style:font-size-asian="11pt" style:font-size-complex="11pt"/>
    </style:style>
    <style:style style:name="P2" style:family="paragraph" style:parent-style-name="Standard">
      <style:paragraph-properties fo:text-align="start" style:justify-single-word="false"/>
      <style:text-properties style:font-name="Liberation Serif" fo:font-size="11pt" officeooo:rsid="0030aec0" officeooo:paragraph-rsid="007611ed" style:font-size-asian="11pt" style:font-size-complex="11pt"/>
    </style:style>
    <style:style style:name="P3" style:family="paragraph" style:parent-style-name="Standard">
      <style:paragraph-properties fo:text-align="start" style:justify-single-word="false"/>
      <style:text-properties style:font-name="Liberation Serif" fo:font-size="11pt" officeooo:rsid="0030aec0" officeooo:paragraph-rsid="0030aec0" style:font-size-asian="11pt" style:font-size-complex="11pt"/>
    </style:style>
    <style:style style:name="P4" style:family="paragraph" style:parent-style-name="Standard">
      <style:paragraph-properties fo:text-align="start" style:justify-single-word="false"/>
      <style:text-properties style:font-name="Liberation Serif" fo:font-size="11pt" officeooo:rsid="0047084e" officeooo:paragraph-rsid="004fa23d" style:font-size-asian="11pt" style:font-size-complex="11pt"/>
    </style:style>
    <style:style style:name="P5" style:family="paragraph" style:parent-style-name="Standard">
      <style:paragraph-properties fo:text-align="start" style:justify-single-word="false"/>
      <style:text-properties style:font-name="Liberation Serif" fo:font-size="11pt" officeooo:rsid="0047084e" officeooo:paragraph-rsid="00a9270a" style:font-size-asian="11pt" style:font-size-complex="11pt"/>
    </style:style>
    <style:style style:name="P6" style:family="paragraph" style:parent-style-name="Standard">
      <style:paragraph-properties fo:text-align="start" style:justify-single-word="false"/>
      <style:text-properties style:font-name="Liberation Serif" fo:font-size="11pt" officeooo:rsid="004bdc6f" officeooo:paragraph-rsid="004fa23d" style:font-size-asian="11pt" style:font-size-complex="11pt"/>
    </style:style>
    <style:style style:name="P7" style:family="paragraph" style:parent-style-name="Standard">
      <style:paragraph-properties fo:text-align="start" style:justify-single-word="false"/>
      <style:text-properties style:font-name="Liberation Serif" fo:font-size="11pt" officeooo:rsid="004da593" officeooo:paragraph-rsid="004fa23d" style:font-size-asian="11pt" style:font-size-complex="11pt"/>
    </style:style>
    <style:style style:name="P8" style:family="paragraph" style:parent-style-name="Standard">
      <style:paragraph-properties fo:text-align="start" style:justify-single-word="false"/>
      <style:text-properties style:font-name="Liberation Serif" fo:font-size="11pt" officeooo:rsid="002a28b9" officeooo:paragraph-rsid="003d97a1" style:font-size-asian="11pt" style:font-size-complex="11pt"/>
    </style:style>
    <style:style style:name="P9" style:family="paragraph" style:parent-style-name="Standard">
      <style:paragraph-properties fo:text-align="start" style:justify-single-word="false"/>
      <style:text-properties style:font-name="Liberation Serif" fo:font-size="11pt" officeooo:rsid="002a28b9" officeooo:paragraph-rsid="0097365c" style:font-size-asian="11pt" style:font-size-complex="11pt"/>
    </style:style>
    <style:style style:name="P10" style:family="paragraph" style:parent-style-name="Standard">
      <style:paragraph-properties fo:text-align="start" style:justify-single-word="false"/>
      <style:text-properties style:font-name="Liberation Serif" fo:font-size="11pt" officeooo:rsid="002a28b9" officeooo:paragraph-rsid="0052931e" style:font-size-asian="11pt" style:font-size-complex="11pt"/>
    </style:style>
    <style:style style:name="P11" style:family="paragraph" style:parent-style-name="Standard">
      <style:paragraph-properties fo:text-align="start" style:justify-single-word="false"/>
      <style:text-properties style:font-name="Liberation Serif" fo:font-size="11pt" officeooo:rsid="002f4441" officeooo:paragraph-rsid="0031c834" style:font-size-asian="11pt" style:font-size-complex="11pt"/>
    </style:style>
    <style:style style:name="P12" style:family="paragraph" style:parent-style-name="Standard">
      <style:paragraph-properties fo:text-align="start" style:justify-single-word="false"/>
      <style:text-properties style:font-name="Liberation Serif" fo:font-size="11pt" officeooo:rsid="001d3a78" officeooo:paragraph-rsid="0031c834" style:font-size-asian="11pt" style:font-size-complex="11pt"/>
    </style:style>
    <style:style style:name="P13" style:family="paragraph" style:parent-style-name="Standard">
      <style:paragraph-properties fo:text-align="start" style:justify-single-word="false"/>
      <style:text-properties style:font-name="Liberation Serif" fo:font-size="11pt" officeooo:rsid="001a93ae" officeooo:paragraph-rsid="0031c834" style:font-size-asian="11pt" style:font-size-complex="11pt"/>
    </style:style>
    <style:style style:name="P14" style:family="paragraph" style:parent-style-name="Standard">
      <style:paragraph-properties fo:text-align="start" style:justify-single-word="false"/>
      <style:text-properties style:font-name="Liberation Serif" fo:font-size="11pt" officeooo:rsid="00545d19" officeooo:paragraph-rsid="0055be0c" style:font-size-asian="11pt" style:font-size-complex="11pt"/>
    </style:style>
    <style:style style:name="P15" style:family="paragraph" style:parent-style-name="Standard">
      <style:paragraph-properties fo:text-align="start" style:justify-single-word="false"/>
      <style:text-properties style:font-name="Liberation Serif" fo:font-size="11pt" officeooo:rsid="00545d19" officeooo:paragraph-rsid="00faea6b" style:font-size-asian="11pt" style:font-size-complex="11pt"/>
    </style:style>
    <style:style style:name="P16" style:family="paragraph" style:parent-style-name="Standard">
      <style:paragraph-properties fo:text-align="start" style:justify-single-word="false"/>
      <style:text-properties style:font-name="Liberation Serif" fo:font-size="11pt" fo:font-weight="bold" officeooo:rsid="0030aec0" officeooo:paragraph-rsid="0038dd2d" style:font-size-asian="11pt" style:font-weight-asian="bold" style:font-size-complex="11pt" style:font-weight-complex="bold"/>
    </style:style>
    <style:style style:name="P17" style:family="paragraph" style:parent-style-name="Standard">
      <style:paragraph-properties fo:text-align="start" style:justify-single-word="false"/>
      <style:text-properties style:font-name="Liberation Serif" fo:font-size="11pt" fo:font-style="normal" officeooo:rsid="002a28b9" officeooo:paragraph-rsid="0063d8e8" style:font-size-asian="11pt" style:font-style-asian="normal" style:font-size-complex="11pt" style:font-style-complex="normal"/>
    </style:style>
    <style:style style:name="P18" style:family="paragraph" style:parent-style-name="Standard">
      <style:paragraph-properties fo:text-align="start" style:justify-single-word="false"/>
      <style:text-properties style:font-name="Liberation Serif" fo:font-size="11pt" fo:font-style="normal" officeooo:rsid="002a28b9" officeooo:paragraph-rsid="0035ece9" style:font-size-asian="11pt" style:font-style-asian="normal" style:font-size-complex="11pt" style:font-style-complex="normal"/>
    </style:style>
    <style:style style:name="P19" style:family="paragraph" style:parent-style-name="Standard">
      <style:paragraph-properties fo:text-align="start" style:justify-single-word="false"/>
      <style:text-properties style:font-name="Liberation Serif" fo:font-size="11pt" fo:font-style="normal" officeooo:rsid="002a28b9" officeooo:paragraph-rsid="0031c834" style:font-size-asian="11pt" style:font-style-asian="normal" style:font-size-complex="11pt" style:font-style-complex="normal"/>
    </style:style>
    <style:style style:name="P20" style:family="paragraph" style:parent-style-name="Standard">
      <style:paragraph-properties fo:line-height="200%" fo:text-align="end" style:justify-single-word="false"/>
      <style:text-properties style:font-name="Liberation Serif" fo:font-size="16pt" officeooo:rsid="0011a1f6" officeooo:paragraph-rsid="00c350d0" style:font-size-asian="16pt" style:font-size-complex="16pt"/>
    </style:style>
    <style:style style:name="P21" style:family="paragraph" style:parent-style-name="Standard">
      <style:paragraph-properties fo:text-align="start" style:justify-single-word="false"/>
      <style:text-properties style:font-name="Liberation Serif" fo:font-size="6pt" style:text-underline-style="none" fo:font-weight="normal" officeooo:rsid="0077fcdc" officeooo:paragraph-rsid="007611ed" style:font-name-asian="Liberation Serif1" style:font-size-asian="6pt" style:font-weight-asian="normal" style:font-name-complex="Liberation Serif1" style:font-size-complex="6pt" style:font-weight-complex="normal"/>
    </style:style>
    <style:style style:name="P22" style:family="paragraph" style:parent-style-name="Standard">
      <style:paragraph-properties fo:text-align="start" style:justify-single-word="false"/>
      <style:text-properties style:font-name="Liberation Serif" fo:font-size="6pt" officeooo:rsid="009ea00e" officeooo:paragraph-rsid="0052931e" style:font-name-asian="Liberation Serif1" style:font-size-asian="6pt" style:font-name-complex="Liberation Serif1" style:font-size-complex="6pt"/>
    </style:style>
    <style:style style:name="P23"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11a1f6"/>
    </style:style>
    <style:style style:name="P24"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c350d0"/>
    </style:style>
    <style:style style:name="P25"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faea6b"/>
    </style:style>
    <style:style style:name="P26"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shadow="none"/>
      <style:text-properties style:font-name="Liberation Serif" fo:font-size="10pt" officeooo:rsid="0011a1f6" officeooo:paragraph-rsid="0011a1f6" style:font-size-asian="10pt" style:font-size-complex="10pt"/>
    </style:style>
    <style:style style:name="P27"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shadow="none"/>
      <style:text-properties style:font-name="Liberation Serif" fo:font-size="10pt" officeooo:rsid="0011a1f6" officeooo:paragraph-rsid="00c350d0" style:font-size-asian="10pt" style:font-size-complex="10pt"/>
    </style:style>
    <style:style style:name="P28"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shadow="none"/>
      <style:text-properties style:font-name="Liberation Serif" fo:font-size="10pt" officeooo:rsid="0011a1f6" officeooo:paragraph-rsid="00faea6b" style:font-size-asian="10pt" style:font-size-complex="10pt"/>
    </style:style>
    <style:style style:name="P29"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text-properties style:font-name="Liberation Serif" fo:font-size="11pt" officeooo:paragraph-rsid="00200828" style:font-size-asian="11pt" style:font-size-complex="11pt"/>
    </style:style>
    <style:style style:name="P30"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shadow="none"/>
      <style:text-properties style:font-name="Liberation Serif" fo:font-size="10pt" officeooo:rsid="0011a1f6" officeooo:paragraph-rsid="0011a1f6" style:font-size-asian="10pt" style:font-size-complex="10pt"/>
    </style:style>
    <style:style style:name="P31" style:family="paragraph" style:parent-style-name="Standard">
      <loext:graphic-properties draw:fill="none"/>
      <style:paragraph-properties fo:margin-left="0cm" fo:margin-right="0cm" fo:line-height="200%" fo:text-align="end" style:justify-single-word="false" fo:text-indent="2cm" style:auto-text-indent="false" fo:background-color="transparent" style:shadow="none"/>
      <style:text-properties style:font-name="Liberation Serif" fo:font-size="10pt" officeooo:rsid="0011a1f6" officeooo:paragraph-rsid="00faea6b" style:font-size-asian="10pt" style:font-size-complex="10pt"/>
    </style:style>
    <style:style style:name="P32"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style:font-name="Liberation Serif" fo:font-size="16pt" officeooo:rsid="0011a1f6" officeooo:paragraph-rsid="00c560f6" style:font-size-asian="16pt" style:font-size-complex="16pt"/>
    </style:style>
    <style:style style:name="P33"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style:font-name="Liberation Serif" fo:font-size="16pt" officeooo:rsid="0011a1f6" officeooo:paragraph-rsid="00c350d0" style:font-size-asian="16pt" style:font-size-complex="16pt"/>
    </style:style>
    <style:style style:name="P34"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style:font-name="Liberation Serif" fo:font-size="16pt" officeooo:rsid="0011a1f6" officeooo:paragraph-rsid="00fd8dd9" style:font-size-asian="16pt" style:font-size-complex="16pt"/>
    </style:style>
    <style:style style:name="P35"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style:font-name="Liberation Serif" fo:font-size="16pt" officeooo:rsid="0011a1f6" officeooo:paragraph-rsid="010132c3" style:font-size-asian="16pt" style:font-size-complex="16pt"/>
    </style:style>
    <style:style style:name="P36"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style:font-name="Liberation Serif" fo:font-size="16pt" officeooo:rsid="0011a1f6" officeooo:paragraph-rsid="00ca73b7" style:font-size-asian="16pt" style:font-size-complex="16pt"/>
    </style:style>
    <style:style style:name="P37"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officeooo:paragraph-rsid="00ca73b7"/>
    </style:style>
    <style:style style:name="P38"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ca73b7"/>
    </style:style>
    <style:style style:name="P39"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d40aaf"/>
    </style:style>
    <style:style style:name="P40"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style:font-name="Liberation Serif" officeooo:rsid="0011a1f6" officeooo:paragraph-rsid="0011a1f6"/>
    </style:style>
    <style:style style:name="P41" style:family="paragraph" style:parent-style-name="Standard">
      <style:paragraph-properties fo:line-height="115%" fo:text-align="end" style:justify-single-word="false"/>
      <style:text-properties style:font-name="Liberation Serif" fo:font-size="10pt" officeooo:rsid="0011a1f6" officeooo:paragraph-rsid="0011a1f6" style:font-size-asian="10pt" style:font-size-complex="10pt"/>
    </style:style>
    <style:style style:name="P42" style:family="paragraph" style:parent-style-name="Standard">
      <style:paragraph-properties fo:text-align="start" style:justify-single-word="false"/>
      <style:text-properties style:font-name="Liberation Serif" fo:font-size="11pt" officeooo:rsid="002a28b9" officeooo:paragraph-rsid="00a4a430" style:font-size-asian="11pt" style:font-size-complex="11pt"/>
    </style:style>
    <style:style style:name="P43" style:family="paragraph" style:parent-style-name="Standard">
      <style:paragraph-properties fo:line-height="115%" fo:text-align="end" style:justify-single-word="false"/>
      <style:text-properties style:font-name="Liberation Serif" fo:font-size="11pt" officeooo:rsid="0011a1f6" officeooo:paragraph-rsid="0105cf9a" style:font-size-asian="11pt" style:font-size-complex="11pt"/>
    </style:style>
    <style:style style:name="P44" style:family="paragraph" style:parent-style-name="Standard">
      <style:paragraph-properties fo:text-align="start" style:justify-single-word="false"/>
      <style:text-properties style:font-name="Liberation Serif" fo:font-size="6pt" style:text-underline-style="none" fo:font-weight="normal" officeooo:rsid="0077fcdc" officeooo:paragraph-rsid="007611ed" style:font-name-asian="Liberation Serif1" style:font-size-asian="6pt" style:font-weight-asian="normal" style:font-name-complex="Liberation Serif1" style:font-size-complex="6pt" style:font-weight-complex="normal"/>
    </style:style>
    <style:style style:name="P45" style:family="paragraph" style:parent-style-name="Standard">
      <style:paragraph-properties fo:line-height="200%" fo:text-align="end" style:justify-single-word="false"/>
      <style:text-properties style:font-name="Liberation Serif" fo:font-size="16pt" officeooo:rsid="0011a1f6" officeooo:paragraph-rsid="00c350d0" style:font-size-asian="16pt" style:font-size-complex="16pt"/>
    </style:style>
    <style:style style:name="P46"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fo:font-size="11pt" style:text-underline-style="none" fo:font-weight="normal" officeooo:paragraph-rsid="00f04bb8" style:font-size-asian="11pt" style:font-weight-asian="normal" style:font-size-complex="11pt" style:font-weight-complex="normal"/>
    </style:style>
    <style:style style:name="P47"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fo:font-size="11pt" style:text-underline-style="none" fo:font-weight="normal" officeooo:rsid="0011a1f6" officeooo:paragraph-rsid="0015bf5e" style:font-size-asian="11pt" style:font-weight-asian="normal" style:font-size-complex="11pt" style:font-weight-complex="normal"/>
    </style:style>
    <style:style style:name="P48"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text-underline-style="none" fo:font-weight="normal" officeooo:paragraph-rsid="00e25c63" style:font-weight-asian="normal" style:font-weight-complex="normal"/>
    </style:style>
    <style:style style:name="P49"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d40aaf"/>
    </style:style>
    <style:style style:name="T1" style:family="text">
      <style:text-properties officeooo:rsid="0011a1f6"/>
    </style:style>
    <style:style style:name="T2" style:family="text">
      <style:text-properties style:text-position="super 58%" fo:font-weight="bold" style:font-weight-asian="bold" style:font-weight-complex="bold"/>
    </style:style>
    <style:style style:name="T3" style:family="text">
      <style:text-properties style:text-position="super 58%" fo:font-size="12pt" fo:font-style="italic" fo:font-weight="bold" officeooo:rsid="00ca73b7" style:font-size-asian="12pt" style:font-style-asian="italic" style:font-weight-asian="bold" style:font-size-complex="12pt"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11a1f6" style:font-weight-asian="bold" style:font-weight-complex="bold"/>
    </style:style>
    <style:style style:name="T6" style:family="text">
      <style:text-properties fo:font-weight="bold" officeooo:rsid="001e962a" style:font-weight-asian="bold" style:font-weight-complex="bold"/>
    </style:style>
    <style:style style:name="T7" style:family="text">
      <style:text-properties fo:font-weight="bold" officeooo:rsid="00200828" style:font-weight-asian="bold" style:font-weight-complex="bold"/>
    </style:style>
    <style:style style:name="T8" style:family="text">
      <style:text-properties fo:font-weight="bold" officeooo:rsid="00a4a430" style:font-weight-asian="bold" style:font-weight-complex="bold"/>
    </style:style>
    <style:style style:name="T9" style:family="text">
      <style:text-properties fo:font-weight="bold" officeooo:rsid="00a5c5aa" style:font-weight-asian="bold" style:font-weight-complex="bold"/>
    </style:style>
    <style:style style:name="T10" style:family="text">
      <style:text-properties fo:font-weight="bold" officeooo:rsid="00c350d0" style:font-weight-asian="bold" style:font-weight-complex="bold"/>
    </style:style>
    <style:style style:name="T11" style:family="text">
      <style:text-properties fo:font-weight="bold" officeooo:rsid="00e11d65" style:font-weight-asian="bold" style:font-weight-complex="bold"/>
    </style:style>
    <style:style style:name="T12" style:family="text">
      <style:text-properties fo:font-weight="bold" officeooo:rsid="00eba627" style:font-weight-asian="bold" style:font-weight-complex="bold"/>
    </style:style>
    <style:style style:name="T13" style:family="text">
      <style:text-properties fo:font-weight="bold" officeooo:rsid="00f04bb8" style:font-weight-asian="bold" style:font-weight-complex="bold"/>
    </style:style>
    <style:style style:name="T14" style:family="text">
      <style:text-properties fo:font-weight="bold" officeooo:rsid="00faea6b" style:font-weight-asian="bold" style:font-weight-complex="bold"/>
    </style:style>
    <style:style style:name="T15" style:family="text">
      <style:text-properties fo:font-weight="bold" officeooo:rsid="00f1d938" style:font-weight-asian="bold" style:font-weight-complex="bold"/>
    </style:style>
    <style:style style:name="T16" style:family="text">
      <style:text-properties fo:font-weight="bold" officeooo:rsid="0031c834" style:font-name-asian="Liberation Serif1" style:font-weight-asian="bold" style:font-name-complex="Liberation Serif1" style:font-weight-complex="bold"/>
    </style:style>
    <style:style style:name="T17" style:family="text">
      <style:text-properties fo:font-weight="bold" officeooo:rsid="00a4a430" style:font-name-asian="Liberation Serif1" style:font-weight-asian="bold" style:font-name-complex="Liberation Serif1" style:font-weight-complex="bold"/>
    </style:style>
    <style:style style:name="T18" style:family="text">
      <style:text-properties fo:font-weight="bold" officeooo:rsid="0063d8e8" style:font-name-asian="Liberation Serif1" style:font-weight-asian="bold" style:font-name-complex="Liberation Serif1" style:font-weight-complex="bold"/>
    </style:style>
    <style:style style:name="T19" style:family="text">
      <style:text-properties fo:font-weight="bold" officeooo:rsid="0035ece9" style:font-name-asian="Liberation Serif1" style:font-weight-asian="bold" style:font-name-complex="Liberation Serif1" style:font-weight-complex="bold"/>
    </style:style>
    <style:style style:name="T20" style:family="text">
      <style:text-properties fo:font-weight="bold" officeooo:rsid="00371eb0" style:font-name-asian="Liberation Serif1" style:font-weight-asian="bold" style:font-name-complex="Liberation Serif1" style:font-weight-complex="bold"/>
    </style:style>
    <style:style style:name="T21" style:family="text">
      <style:text-properties fo:font-weight="bold" officeooo:rsid="003d97a1" style:font-name-asian="Liberation Serif1" style:font-weight-asian="bold" style:font-name-complex="Liberation Serif1" style:font-weight-complex="bold"/>
    </style:style>
    <style:style style:name="T22" style:family="text">
      <style:text-properties fo:font-weight="bold" officeooo:rsid="0097365c" style:font-name-asian="Liberation Serif1" style:font-weight-asian="bold" style:font-name-complex="Liberation Serif1" style:font-weight-complex="bold"/>
    </style:style>
    <style:style style:name="T23" style:family="text">
      <style:text-properties fo:font-weight="bold" officeooo:rsid="0052931e" style:font-name-asian="Liberation Serif1" style:font-weight-asian="bold" style:font-name-complex="Liberation Serif1" style:font-weight-complex="bold"/>
    </style:style>
    <style:style style:name="T24" style:family="text">
      <style:text-properties fo:font-weight="bold" officeooo:rsid="009acb6d" style:font-name-asian="Liberation Serif1" style:font-weight-asian="bold" style:font-name-complex="Liberation Serif1" style:font-weight-complex="bold"/>
    </style:style>
    <style:style style:name="T25" style:family="text">
      <style:text-properties fo:font-weight="bold" style:font-weight-complex="normal"/>
    </style:style>
    <style:style style:name="T26" style:family="text">
      <style:text-properties fo:font-weight="bold" officeooo:rsid="0011a1f6" style:font-weight-complex="normal"/>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11a1f6" style:font-weight-asian="bold" style:font-weight-complex="bold"/>
    </style:style>
    <style:style style:name="T29" style:family="text">
      <style:text-properties style:text-underline-style="solid" style:text-underline-width="auto" style:text-underline-color="font-color" fo:font-weight="bold" officeooo:rsid="001e962a" style:font-weight-asian="bold" style:font-weight-complex="bold"/>
    </style:style>
    <style:style style:name="T30" style:family="text">
      <style:text-properties style:text-underline-style="solid" style:text-underline-width="auto" style:text-underline-color="font-color" fo:font-weight="bold" officeooo:rsid="00e11d65" style:font-weight-asian="bold" style:font-weight-complex="bold"/>
    </style:style>
    <style:style style:name="T31" style:family="text">
      <style:text-properties style:text-underline-style="solid" style:text-underline-width="auto" style:text-underline-color="font-color" fo:font-weight="bold" officeooo:rsid="00f04bb8" style:font-weight-asian="bold" style:font-weight-complex="bold"/>
    </style:style>
    <style:style style:name="T32" style:family="text">
      <style:text-properties style:text-underline-style="solid" style:text-underline-width="auto" style:text-underline-color="font-color" fo:font-weight="bold" officeooo:rsid="003d97a1" style:font-name-asian="Liberation Serif1" style:font-weight-asian="bold" style:font-name-complex="Liberation Serif1" style:font-weight-complex="bold"/>
    </style:style>
    <style:style style:name="T33" style:family="text">
      <style:text-properties style:text-underline-style="solid" style:text-underline-width="auto" style:text-underline-color="font-color" fo:font-weight="bold" style:font-weight-complex="normal"/>
    </style:style>
    <style:style style:name="T34" style:family="text">
      <style:text-properties style:text-underline-style="solid" style:text-underline-width="auto" style:text-underline-color="font-color" fo:font-weight="bold" officeooo:rsid="0011a1f6" style:font-weight-complex="normal"/>
    </style:style>
    <style:style style:name="T35" style:family="text">
      <style:text-properties style:text-underline-style="solid" style:text-underline-width="auto" style:text-underline-color="font-color" officeooo:rsid="003d97a1" style:font-name-asian="Liberation Serif1" style:font-name-complex="Liberation Serif1"/>
    </style:style>
    <style:style style:name="T36" style:family="text">
      <style:text-properties style:text-underline-style="solid" style:text-underline-width="auto" style:text-underline-color="font-color" officeooo:rsid="00ae0903" style:font-name-asian="Liberation Serif1" style:font-name-complex="Liberation Serif1"/>
    </style:style>
    <style:style style:name="T37" style:family="text">
      <style:text-properties officeooo:rsid="001e962a"/>
    </style:style>
    <style:style style:name="T38" style:family="text">
      <style:text-properties officeooo:rsid="0031c834"/>
    </style:style>
    <style:style style:name="T39" style:family="text">
      <style:text-properties officeooo:rsid="00332e44"/>
    </style:style>
    <style:style style:name="T40" style:family="text">
      <style:text-properties officeooo:rsid="004da593"/>
    </style:style>
    <style:style style:name="T41" style:family="text">
      <style:text-properties officeooo:rsid="005378e5"/>
    </style:style>
    <style:style style:name="T42" style:family="text">
      <style:text-properties officeooo:rsid="005f56d3"/>
    </style:style>
    <style:style style:name="T43" style:family="text">
      <style:text-properties fo:font-style="italic" style:font-style-asian="italic" style:font-style-complex="italic"/>
    </style:style>
    <style:style style:name="T44" style:family="text">
      <style:text-properties officeooo:rsid="00a4a430" style:font-name-asian="Liberation Serif1" style:font-name-complex="Liberation Serif1"/>
    </style:style>
    <style:style style:name="T45" style:family="text">
      <style:text-properties officeooo:rsid="00ae0903" style:font-name-asian="Liberation Serif1" style:font-name-complex="Liberation Serif1"/>
    </style:style>
    <style:style style:name="T46" style:family="text">
      <style:text-properties officeooo:rsid="0063d8e8" style:font-name-asian="Liberation Serif1" style:font-name-complex="Liberation Serif1"/>
    </style:style>
    <style:style style:name="T47" style:family="text">
      <style:text-properties officeooo:rsid="00677dae" style:font-name-asian="Liberation Serif1" style:font-name-complex="Liberation Serif1"/>
    </style:style>
    <style:style style:name="T48" style:family="text">
      <style:text-properties officeooo:rsid="0068e797" style:font-name-asian="Liberation Serif1" style:font-name-complex="Liberation Serif1"/>
    </style:style>
    <style:style style:name="T49" style:family="text">
      <style:text-properties officeooo:rsid="006bbd1b" style:font-name-asian="Liberation Serif1" style:font-name-complex="Liberation Serif1"/>
    </style:style>
    <style:style style:name="T50" style:family="text">
      <style:text-properties officeooo:rsid="00371eb0" style:font-name-asian="Liberation Serif1" style:font-name-complex="Liberation Serif1"/>
    </style:style>
    <style:style style:name="T51" style:family="text">
      <style:text-properties officeooo:rsid="0035ece9" style:font-name-asian="Liberation Serif1" style:font-name-complex="Liberation Serif1"/>
    </style:style>
    <style:style style:name="T52" style:family="text">
      <style:text-properties officeooo:rsid="003d97a1" style:font-name-asian="Liberation Serif1" style:font-name-complex="Liberation Serif1"/>
    </style:style>
    <style:style style:name="T53" style:family="text">
      <style:text-properties officeooo:rsid="0097365c" style:font-name-asian="Liberation Serif1" style:font-name-complex="Liberation Serif1"/>
    </style:style>
    <style:style style:name="T54" style:family="text">
      <style:text-properties officeooo:rsid="00979678" style:font-name-asian="Liberation Serif1" style:font-name-complex="Liberation Serif1"/>
    </style:style>
    <style:style style:name="T55" style:family="text">
      <style:text-properties officeooo:rsid="009acb6d" style:font-name-asian="Liberation Serif1" style:font-name-complex="Liberation Serif1"/>
    </style:style>
    <style:style style:name="T56" style:family="text">
      <style:text-properties officeooo:rsid="009cc2c0" style:font-name-asian="Liberation Serif1" style:font-name-complex="Liberation Serif1"/>
    </style:style>
    <style:style style:name="T57" style:family="text">
      <style:text-properties officeooo:rsid="009ea00e" style:font-name-asian="Liberation Serif1" style:font-name-complex="Liberation Serif1"/>
    </style:style>
    <style:style style:name="T58" style:family="text">
      <style:text-properties officeooo:rsid="0031c834" style:font-name-asian="Liberation Serif1" style:font-name-complex="Liberation Serif1"/>
    </style:style>
    <style:style style:name="T59" style:family="text">
      <style:text-properties officeooo:rsid="0038dd2d" style:font-name-asian="Liberation Serif1" style:font-name-complex="Liberation Serif1"/>
    </style:style>
    <style:style style:name="T60" style:family="text">
      <style:text-properties officeooo:rsid="005f56d3" style:font-name-asian="Liberation Serif1" style:font-name-complex="Liberation Serif1"/>
    </style:style>
    <style:style style:name="T61" style:family="text">
      <style:text-properties officeooo:rsid="00754caf" style:font-name-asian="Liberation Serif1" style:font-name-complex="Liberation Serif1"/>
    </style:style>
    <style:style style:name="T62" style:family="text">
      <style:text-properties style:text-underline-style="none" fo:font-weight="normal" officeooo:rsid="0038dd2d" style:font-name-asian="Liberation Serif1" style:font-weight-asian="normal" style:font-name-complex="Liberation Serif1" style:font-weight-complex="normal"/>
    </style:style>
    <style:style style:name="T63" style:family="text">
      <style:text-properties style:text-underline-style="none" fo:font-weight="normal" officeooo:rsid="005f56d3" style:font-name-asian="Liberation Serif1" style:font-weight-asian="normal" style:font-name-complex="Liberation Serif1" style:font-weight-complex="normal"/>
    </style:style>
    <style:style style:name="T64" style:family="text">
      <style:text-properties style:text-underline-style="none" fo:font-weight="normal" officeooo:rsid="003a37d4" style:font-name-asian="Liberation Serif1" style:font-weight-asian="normal" style:font-name-complex="Liberation Serif1" style:font-weight-complex="normal"/>
    </style:style>
    <style:style style:name="T65" style:family="text">
      <style:text-properties style:text-underline-style="none" fo:font-weight="normal" officeooo:rsid="00754caf" style:font-name-asian="Liberation Serif1" style:font-weight-asian="normal" style:font-name-complex="Liberation Serif1" style:font-weight-complex="normal"/>
    </style:style>
    <style:style style:name="T66" style:family="text">
      <style:text-properties style:text-underline-style="none" fo:font-weight="normal" officeooo:rsid="00a7c47a" style:font-name-asian="Liberation Serif1" style:font-weight-asian="normal" style:font-name-complex="Liberation Serif1" style:font-weight-complex="normal"/>
    </style:style>
    <style:style style:name="T67" style:family="text">
      <style:text-properties style:text-underline-style="none" fo:font-weight="normal" officeooo:rsid="00392272" style:font-name-asian="Liberation Serif1" style:font-weight-asian="normal" style:font-name-complex="Liberation Serif1" style:font-weight-complex="normal"/>
    </style:style>
    <style:style style:name="T68" style:family="text">
      <style:text-properties style:text-underline-style="none" fo:font-weight="normal" officeooo:rsid="0086cf99" style:font-name-asian="Liberation Serif1" style:font-weight-asian="normal" style:font-name-complex="Liberation Serif1" style:font-weight-complex="normal"/>
    </style:style>
    <style:style style:name="T69" style:family="text">
      <style:text-properties style:text-underline-style="none" fo:font-weight="normal" officeooo:rsid="00949bb1" style:font-name-asian="Liberation Serif1" style:font-weight-asian="normal" style:font-name-complex="Liberation Serif1" style:font-weight-complex="normal"/>
    </style:style>
    <style:style style:name="T70" style:family="text">
      <style:text-properties style:text-underline-style="none" fo:font-weight="normal" officeooo:rsid="007611ed" style:font-name-asian="Liberation Serif1" style:font-weight-asian="normal" style:font-name-complex="Liberation Serif1" style:font-weight-complex="normal"/>
    </style:style>
    <style:style style:name="T71" style:family="text">
      <style:text-properties style:text-underline-style="none" fo:font-weight="normal" officeooo:rsid="0079941c" style:font-name-asian="Liberation Serif1" style:font-weight-asian="normal" style:font-name-complex="Liberation Serif1" style:font-weight-complex="normal"/>
    </style:style>
    <style:style style:name="T72" style:family="text">
      <style:text-properties style:text-underline-style="none" fo:font-weight="normal" officeooo:rsid="0077fcdc" style:font-name-asian="Liberation Serif1" style:font-weight-asian="normal" style:font-name-complex="Liberation Serif1" style:font-weight-complex="normal"/>
    </style:style>
    <style:style style:name="T73" style:family="text">
      <style:text-properties style:text-underline-style="none" fo:font-weight="bold" officeooo:rsid="00f04bb8" style:font-weight-asian="bold" style:font-weight-complex="bold"/>
    </style:style>
    <style:style style:name="T74" style:family="text">
      <style:text-properties style:text-underline-style="none" fo:font-weight="bold" officeooo:rsid="00e11d65" style:font-weight-asian="bold" style:font-weight-complex="bold"/>
    </style:style>
    <style:style style:name="T75" style:family="text">
      <style:text-properties style:text-underline-style="none" fo:font-weight="bold" officeooo:rsid="00f1d938" style:font-weight-asian="bold" style:font-weight-complex="bold"/>
    </style:style>
    <style:style style:name="T76" style:family="text">
      <style:text-properties officeooo:rsid="005f56d3" style:font-name-asian="Noto Sans CJK SC" style:font-name-complex="David CLM"/>
    </style:style>
    <style:style style:name="T77" style:family="text">
      <style:text-properties fo:font-size="12pt" fo:font-style="italic" fo:font-weight="normal" officeooo:rsid="0091e6fe" style:font-size-asian="12pt" style:font-style-asian="italic" style:font-weight-asian="normal" style:font-size-complex="12pt" style:font-style-complex="italic" style:font-weight-complex="normal"/>
    </style:style>
    <style:style style:name="T78" style:family="text">
      <style:text-properties fo:font-size="12pt" fo:font-style="italic" fo:font-weight="normal" officeooo:rsid="006e96ad" style:font-size-asian="12pt" style:font-style-asian="italic" style:font-weight-asian="normal" style:font-size-complex="12pt" style:font-style-complex="italic" style:font-weight-complex="normal"/>
    </style:style>
    <style:style style:name="T79" style:family="text">
      <style:text-properties fo:font-size="12pt" fo:font-style="italic" fo:font-weight="normal" officeooo:rsid="006f8aa2" style:font-size-asian="12pt" style:font-style-asian="italic" style:font-weight-asian="normal" style:font-size-complex="12pt" style:font-style-complex="italic" style:font-weight-complex="normal"/>
    </style:style>
    <style:style style:name="T80" style:family="text">
      <style:text-properties fo:font-size="12pt" fo:font-style="italic" fo:font-weight="normal" officeooo:rsid="00701b01" style:font-size-asian="12pt" style:font-style-asian="italic" style:font-weight-asian="normal" style:font-size-complex="12pt" style:font-style-complex="italic" style:font-weight-complex="normal"/>
    </style:style>
    <style:style style:name="T81" style:family="text">
      <style:text-properties fo:font-size="12pt" fo:font-style="italic" fo:font-weight="normal" officeooo:rsid="007309c5"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07f029d" style:font-size-asian="12pt" style:font-style-asian="italic" style:font-weight-asian="normal" style:font-size-complex="12pt" style:font-style-complex="italic" style:font-weight-complex="normal"/>
    </style:style>
    <style:style style:name="T83" style:family="text">
      <style:text-properties fo:font-size="12pt" fo:font-style="italic" fo:font-weight="normal" officeooo:rsid="00810008"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073943f" style:font-size-asian="12pt" style:font-style-asian="italic" style:font-weight-asian="normal" style:font-size-complex="12pt" style:font-style-complex="italic" style:font-weight-complex="normal"/>
    </style:style>
    <style:style style:name="T85" style:family="text">
      <style:text-properties fo:font-size="12pt" fo:font-style="italic" fo:font-weight="normal" officeooo:rsid="0073943f" style:font-size-asian="12pt" style:font-style-asian="italic" style:font-weight-asian="normal" style:font-size-complex="12pt" style:font-style-complex="italic" style:font-weight-complex="normal" loext:padding="0.049cm" loext:border="0.06pt solid #000000"/>
    </style:style>
    <style:style style:name="T86" style:family="text">
      <style:text-properties fo:font-size="12pt" fo:font-style="italic" fo:font-weight="normal" officeooo:rsid="0077c4b0" style:font-size-asian="12pt" style:font-style-asian="italic" style:font-weight-asian="normal" style:font-size-complex="12pt" style:font-style-complex="italic" style:font-weight-complex="normal"/>
    </style:style>
    <style:style style:name="T87" style:family="text">
      <style:text-properties fo:font-size="12pt" fo:font-style="italic" fo:font-weight="normal" officeooo:rsid="00779a14" style:font-size-asian="12pt" style:font-style-asian="italic" style:font-weight-asian="normal" style:font-size-complex="12pt" style:font-style-complex="italic" style:font-weight-complex="normal"/>
    </style:style>
    <style:style style:name="T88" style:family="text">
      <style:text-properties fo:font-size="12pt" fo:font-style="italic" fo:font-weight="normal" officeooo:rsid="0083ebaf" style:font-size-asian="12pt" style:font-style-asian="italic" style:font-weight-asian="normal" style:font-size-complex="12pt" style:font-style-complex="italic" style:font-weight-complex="normal"/>
    </style:style>
    <style:style style:name="T89" style:family="text">
      <style:text-properties fo:font-size="12pt" fo:font-style="italic" fo:font-weight="normal" officeooo:rsid="00789c61" style:font-size-asian="12pt" style:font-style-asian="italic" style:font-weight-asian="normal" style:font-size-complex="12pt" style:font-style-complex="italic" style:font-weight-complex="normal"/>
    </style:style>
    <style:style style:name="T90" style:family="text">
      <style:text-properties fo:font-size="12pt" fo:font-style="italic" fo:font-weight="normal" officeooo:rsid="0079aff2" style:font-size-asian="12pt" style:font-style-asian="italic" style:font-weight-asian="normal" style:font-size-complex="12pt" style:font-style-complex="italic" style:font-weight-complex="normal"/>
    </style:style>
    <style:style style:name="T91" style:family="text">
      <style:text-properties fo:font-size="12pt" fo:font-style="italic" fo:font-weight="normal" officeooo:rsid="007d7b19" style:font-size-asian="12pt" style:font-style-asian="italic" style:font-weight-asian="normal" style:font-size-complex="12pt" style:font-style-complex="italic" style:font-weight-complex="normal"/>
    </style:style>
    <style:style style:name="T92" style:family="text">
      <style:text-properties fo:font-size="12pt" fo:font-style="italic" fo:font-weight="normal" officeooo:rsid="007a5abd" style:font-size-asian="12pt" style:font-style-asian="italic" style:font-weight-asian="normal" style:font-size-complex="12pt" style:font-style-complex="italic" style:font-weight-complex="normal"/>
    </style:style>
    <style:style style:name="T93" style:family="text">
      <style:text-properties fo:font-size="12pt" fo:font-style="italic" fo:font-weight="normal" officeooo:rsid="0085ddf2" style:font-size-asian="12pt" style:font-style-asian="italic" style:font-weight-asian="normal" style:font-size-complex="12pt" style:font-style-complex="italic" style:font-weight-complex="normal"/>
    </style:style>
    <style:style style:name="T94" style:family="text">
      <style:text-properties fo:font-size="12pt" fo:font-style="italic" fo:font-weight="normal" officeooo:rsid="00875d86" style:font-size-asian="12pt" style:font-style-asian="italic" style:font-weight-asian="normal" style:font-size-complex="12pt" style:font-style-complex="italic" style:font-weight-complex="normal"/>
    </style:style>
    <style:style style:name="T95" style:family="text">
      <style:text-properties fo:font-size="12pt" fo:font-style="italic" fo:font-weight="normal" officeooo:rsid="0089678e" style:font-size-asian="12pt" style:font-style-asian="italic" style:font-weight-asian="normal" style:font-size-complex="12pt" style:font-style-complex="italic" style:font-weight-complex="normal"/>
    </style:style>
    <style:style style:name="T96" style:family="text">
      <style:text-properties fo:font-size="12pt" fo:font-style="italic" fo:font-weight="normal" officeooo:rsid="008bce1d" style:font-size-asian="12pt" style:font-style-asian="italic" style:font-weight-asian="normal" style:font-size-complex="12pt" style:font-style-complex="italic" style:font-weight-complex="normal"/>
    </style:style>
    <style:style style:name="T97" style:family="text">
      <style:text-properties fo:font-size="12pt" fo:font-style="italic" fo:font-weight="normal" officeooo:rsid="00ceee72" style:font-size-asian="12pt" style:font-style-asian="italic" style:font-weight-asian="normal" style:font-size-complex="12pt" style:font-style-complex="italic" style:font-weight-complex="normal"/>
    </style:style>
    <style:style style:name="T98" style:family="text">
      <style:text-properties fo:font-size="12pt" fo:font-style="italic" fo:font-weight="normal" officeooo:rsid="00cffbf2" style:font-size-asian="12pt" style:font-style-asian="italic" style:font-weight-asian="normal" style:font-size-complex="12pt" style:font-style-complex="italic" style:font-weight-complex="normal"/>
    </style:style>
    <style:style style:name="T99" style:family="text">
      <style:text-properties fo:font-size="12pt" fo:font-style="italic" fo:font-weight="normal" officeooo:rsid="00d1420e" style:font-size-asian="12pt" style:font-style-asian="italic" style:font-weight-asian="normal" style:font-size-complex="12pt" style:font-style-complex="italic" style:font-weight-complex="normal"/>
    </style:style>
    <style:style style:name="T100" style:family="text">
      <style:text-properties fo:font-size="12pt" fo:font-style="italic" fo:font-weight="normal" officeooo:rsid="00d1e2ef" style:font-size-asian="12pt" style:font-style-asian="italic" style:font-weight-asian="normal" style:font-size-complex="12pt" style:font-style-complex="italic" style:font-weight-complex="normal"/>
    </style:style>
    <style:style style:name="T101" style:family="text">
      <style:text-properties fo:font-size="12pt" fo:font-style="italic" fo:font-weight="normal" officeooo:rsid="006c252b" style:font-size-asian="12pt" style:font-style-asian="italic" style:font-weight-asian="normal" style:font-size-complex="12pt" style:font-style-complex="italic" style:font-weight-complex="normal"/>
    </style:style>
    <style:style style:name="T102" style:family="text">
      <style:text-properties fo:font-size="12pt" fo:font-style="italic" fo:font-weight="normal" officeooo:rsid="006dd6a1" style:font-size-asian="12pt" style:font-style-asian="italic" style:font-weight-asian="normal" style:font-size-complex="12pt" style:font-style-complex="italic" style:font-weight-complex="normal"/>
    </style:style>
    <style:style style:name="T103" style:family="text">
      <style:text-properties fo:font-size="12pt" fo:font-style="italic" fo:font-weight="normal" officeooo:rsid="006e4940" style:font-size-asian="12pt" style:font-style-asian="italic" style:font-weight-asian="normal" style:font-size-complex="12pt" style:font-style-complex="italic" style:font-weight-complex="normal"/>
    </style:style>
    <style:style style:name="T104" style:family="text">
      <style:text-properties fo:font-size="12pt" fo:font-style="italic" fo:font-weight="normal" officeooo:rsid="006e7ef2" style:font-size-asian="12pt" style:font-style-asian="italic" style:font-weight-asian="normal" style:font-size-complex="12pt" style:font-style-complex="italic" style:font-weight-complex="normal"/>
    </style:style>
    <style:style style:name="T105" style:family="text">
      <style:text-properties fo:font-size="12pt" fo:font-style="italic" fo:font-weight="normal" officeooo:rsid="00da77b3" style:font-size-asian="12pt" style:font-style-asian="italic" style:font-weight-asian="normal" style:font-size-complex="12pt" style:font-style-complex="italic" style:font-weight-complex="normal"/>
    </style:style>
    <style:style style:name="T106" style:family="text">
      <style:text-properties fo:font-size="12pt" fo:font-style="italic" fo:font-weight="bold" officeooo:rsid="006e96ad" style:font-size-asian="12pt" style:font-style-asian="italic" style:font-weight-asian="bold" style:font-size-complex="12pt" style:font-style-complex="italic" style:font-weight-complex="bold"/>
    </style:style>
    <style:style style:name="T107" style:family="text">
      <style:text-properties fo:font-size="12pt" fo:font-style="italic" fo:font-weight="bold" officeooo:rsid="006f8aa2" style:font-size-asian="12pt" style:font-style-asian="italic" style:font-weight-asian="bold" style:font-size-complex="12pt" style:font-style-complex="italic" style:font-weight-complex="bold"/>
    </style:style>
    <style:style style:name="T108" style:family="text">
      <style:text-properties fo:font-size="12pt" fo:font-style="italic" fo:font-weight="bold" officeooo:rsid="00ca73b7" style:font-size-asian="12pt" style:font-style-asian="italic" style:font-weight-asian="bold" style:font-size-complex="12pt" style:font-style-complex="italic" style:font-weight-complex="bold"/>
    </style:style>
    <style:style style:name="T109" style:family="text">
      <style:text-properties style:font-name="Liberation Serif" fo:font-size="11pt" officeooo:rsid="0011a1f6" style:font-size-asian="11pt" style:font-size-complex="11pt"/>
    </style:style>
    <style:style style:name="T110" style:family="text">
      <style:text-properties style:font-name="Liberation Serif" fo:font-size="11pt" officeooo:rsid="00e11d65" style:font-size-asian="11pt" style:font-size-complex="11pt"/>
    </style:style>
    <style:style style:name="T111" style:family="text">
      <style:text-properties style:font-name="Liberation Serif" fo:font-size="11pt" fo:font-weight="bold" officeooo:rsid="0011a1f6" style:font-size-asian="11pt" style:font-weight-asian="bold" style:font-size-complex="11pt" style:font-weight-complex="bold"/>
    </style:style>
    <style:style style:name="T112" style:family="text">
      <style:text-properties style:font-name="Liberation Serif" fo:font-size="11pt" fo:font-weight="bold" officeooo:rsid="00e11d65" style:font-size-asian="11pt" style:font-weight-asian="bold" style:font-size-complex="11pt" style:font-weight-complex="bold"/>
    </style:style>
    <style:style style:name="T113" style:family="text">
      <style:text-properties style:font-name="Liberation Serif" fo:font-size="11pt" fo:font-weight="bold" officeooo:rsid="0011a1f6" style:font-size-asian="11pt" style:font-size-complex="11pt" style:font-weight-complex="normal"/>
    </style:style>
    <style:style style:name="T114" style:family="text">
      <style:text-properties style:font-name="Liberation Serif" fo:font-size="11pt" style:text-underline-style="solid" style:text-underline-width="auto" style:text-underline-color="font-color" fo:font-weight="bold" officeooo:rsid="00e11d65" style:font-size-asian="11pt" style:font-weight-asian="bold" style:font-size-complex="11pt" style:font-weight-complex="bold"/>
    </style:style>
    <style:style style:name="T115" style:family="text">
      <style:text-properties style:font-name="Liberation Serif" fo:font-size="11pt" style:text-underline-style="solid" style:text-underline-width="auto" style:text-underline-color="font-color" fo:font-weight="bold" officeooo:rsid="0011a1f6" style:font-size-asian="11pt" style:font-weight-asian="bold" style:font-size-complex="11pt" style:font-weight-complex="bold"/>
    </style:style>
    <style:style style:name="T116" style:family="text">
      <style:text-properties style:font-name="Liberation Serif" fo:font-size="11pt" style:text-underline-style="solid" style:text-underline-width="auto" style:text-underline-color="font-color" fo:font-weight="bold" officeooo:rsid="0011a1f6" style:font-size-asian="11pt" style:font-size-complex="11pt" style:font-weight-complex="normal"/>
    </style:style>
    <style:style style:name="T11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8"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19" style:family="text">
      <style:text-properties officeooo:rsid="00a4a430"/>
    </style:style>
    <style:style style:name="T120" style:family="text">
      <style:text-properties officeooo:rsid="00200828"/>
    </style:style>
    <style:style style:name="T121" style:family="text">
      <style:text-properties officeooo:rsid="00e11d65"/>
    </style:style>
    <style:style style:name="T122" style:family="text">
      <style:text-properties officeooo:rsid="00f04bb8"/>
    </style:style>
    <style:style style:name="T123" style:family="text">
      <style:text-properties officeooo:rsid="00f1d938"/>
    </style:style>
    <style:style style:name="T124" style:family="text">
      <style:text-properties officeooo:rsid="00a5c5aa"/>
    </style:style>
    <style:style style:name="T125" style:family="text">
      <style:text-properties officeooo:rsid="00eba627"/>
    </style:style>
    <style:style style:name="T126" style:family="text">
      <style:text-properties fo:font-style="normal" fo:font-weight="bold" officeooo:rsid="0031c834" style:font-name-asian="Liberation Serif1" style:font-style-asian="normal" style:font-weight-asian="bold" style:font-name-complex="Liberation Serif1" style:font-style-complex="normal" style:font-weight-complex="bold"/>
    </style:style>
    <style:style style:name="T127" style:family="text">
      <style:text-properties fo:font-style="normal" fo:font-weight="bold" officeooo:rsid="00a4a430" style:font-name-asian="Liberation Serif1" style:font-style-asian="normal" style:font-weight-asian="bold" style:font-name-complex="Liberation Serif1" style:font-style-complex="normal" style:font-weight-complex="bold"/>
    </style:style>
    <style:style style:name="T128" style:family="text">
      <style:text-properties fo:font-style="normal" officeooo:rsid="00a4a430" style:font-name-asian="Liberation Serif1" style:font-style-asian="normal" style:font-name-complex="Liberation Serif1" style:font-style-complex="normal"/>
    </style:style>
    <style:style style:name="T129" style:family="text">
      <style:text-properties fo:font-style="normal" officeooo:rsid="00ae0903" style:font-name-asian="Liberation Serif1" style:font-style-asian="normal" style:font-name-complex="Liberation Serif1" style:font-style-complex="normal"/>
    </style:style>
    <style:style style:name="T130" style:family="text">
      <style:text-properties fo:font-style="normal" style:text-underline-style="solid" style:text-underline-width="auto" style:text-underline-color="font-color" officeooo:rsid="00ae0903" style:font-name-asian="Liberation Serif1" style:font-style-asian="normal" style:font-name-complex="Liberation Serif1"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4">Dictée préparée / 3</text:span><text:span text:style-name="T2">e</text:span><text:span text:style-name="T4"> / T1</text:span></text:p>
      <text:p text:style-name="P26"/>
      <text:p text:style-name="P30">Mon père a un couteau à la main et taille un morceau de sapin ; les copeaux tombent jaunes et soyeux comme des brins de rubans. Il me fait un chariot avec des languettes de bois frais. Les roues sont déjà taillées ; ce sont des ronds de pomme de terre avec le cercle de peau brune qui fait le fer… Le chariot va être fini ; j’attends tout ému et les yeux grands ouverts, quand mon père pousse un cri et lève sa main pleine de sang. Il s’est enfoncé le couteau dans le doigt. Je deviens tout pâle et m’avance vers lui ; un coup violent m’arrête ; c’est ma mère qui me l’a donné, l’écume aux lèvres, les poings crispés.</text:p>
      <text:p text:style-name="P30">« C’est ta faute si ton père s’est fait mal ! »</text:p>
      <text:p text:style-name="P30">Et elle me chasse sur l’escalier noir, en me cognant encore le front contre la porte.</text:p>
      <text:p text:style-name="P30">Je crie, je demande grâce et j’appelle mon père ; je vois avec ma terreur d’enfant, sa main qui pend toute hachée ; c’est moi qui en suis la cause ! Pourquoi ne me laisse-t-on pas entrer pour savoir ? On me battra après si l’on veut.</text:p>
      <text:p text:style-name="P41">Jules Vallès, <text:span text:style-name="T43">L’Enfant</text:span>, 1879</text:p>
      <text:p text:style-name="P40"/>
      <text:p text:style-name="P29"/>
      <text:p text:style-name="P46"><text:span text:style-name="T1">Mon père a un couteau à la main et taille un morceau de sapin ; les </text:span><text:span text:style-name="T5">copeaux[=p</text:span><text:span text:style-name="T4">etite</text:span><text:span text:style-name="T8">s</text:span><text:span text:style-name="T4"> chute</text:span><text:span text:style-name="T8">s</text:span><text:span text:style-name="T4"> de bois très mince</text:span><text:span text:style-name="T8">s</text:span><text:span text:style-name="T4"> et très légère</text:span><text:span text:style-name="T8">s]</text:span><text:span text:style-name="T119"> tombent jaunes et </text:span><text:span text:style-name="T8">soyeux[=q</text:span><text:span text:style-name="T4">ui a la douceur de la soie</text:span><text:span text:style-name="T6">]</text:span><text:span text:style-name="T37"> comme des brins de rubans. Il me fait un chariot avec des </text:span><text:span text:style-name="T6">languettes[=pièces de bois]</text:span><text:span text:style-name="T37"> de bois frais. Les roues sont déjà taillées ; ce sont des ronds de pomme de </text:span><text:span text:style-name="T6">terre[au singulier car on considère que c’est une matière ; le pluriel est accepté]</text:span><text:span text:style-name="T37"> avec le cercle de peau brune qui fait le fer… Le chariot va être fini ; j’attends tout ému et les yeux </text:span><text:span text:style-name="T6">grands[la liaison vous permet de savoir qu’il y a un -s ; c’est un adverbe qui exceptionnellement s’accorde]</text:span><text:span text:style-name="T37"> ouverts, quand mon père pousse </text:span><text:span text:style-name="T6">un cri[≠ je crie, tu cries]</text:span><text:span text:style-name="T37"> et lève sa main pleine de </text:span><text:span text:style-name="T6">sang[un seul sang dans le corps]</text:span><text:span text:style-name="T37">. Il s’est enfoncé le couteau dans le doigt. Je deviens tout pâle et m’avance vers lui ; </text:span><text:span text:style-name="T6">un coup[≠ cou, ≠ coût]</text:span><text:span text:style-name="T37"> violent m’arrête ; c’est ma mère qui me l’a donné, l’écume aux lèvres, les poings crispés.</text:span></text:p>
      <text:p text:style-name="P47">« C’est ta faute si ton père s’est fait mal ! »</text:p>
      <text:p text:style-name="P47">Et elle me chasse sur l’escalier noir, en me cognant encore le front contre la porte.</text:p>
      <text:p text:style-name="P48"><text:span text:style-name="T109">Je </text:span><text:span text:style-name="T111">crie</text:span><text:span text:style-name="T112">[</text:span><text:span text:style-name="T11">≠ </text:span><text:span text:style-name="T112">un cri, les cris]</text:span><text:span text:style-name="T109">, je demande grâce et j’appelle mon père ; je vois avec ma terreur d’enfant, sa main qui pend toute hachée ; c’est moi qui en suis la cause ! Pourquoi ne me laisse-t-on pas entrer pour savoir ? On me battra après si l’on veut.</text:span></text:p>
      <text:p text:style-name="P43">Jules Vallès, <text:span text:style-name="T43">L’Enfant</text:span>, 1879</text:p>
      <text:p text:style-name="P42"><text:span text:style-name="T126"/></text:p>
      <text:p text:style-name="P42"><text:span text:style-name="T126">►</text:span><text:span text:style-name="T127">attends, prend</text:span><text:span text:style-name="T128"> : </text:span><text:span text:style-name="T129">les verbes attendre, prendre finissent par -d : j’atten</text:span><text:span text:style-name="T130">d</text:span><text:span text:style-name="T129">s, tu atten</text:span><text:span text:style-name="T130">d</text:span><text:span text:style-name="T129">s, il atten</text:span><text:span text:style-name="T130">d</text:span></text:p>
      <text:p text:style-name="P17"><text:span text:style-name="T16">►</text:span><text:span text:style-name="T18">grâce / grasse</text:span><text:span text:style-name="T46"> : </text:span><text:span text:style-name="T47">grâce à (=préposition) / gras, grasse (=adjectif) / la grâce (nom commun) </text:span><text:span text:style-name="T48">= </text:span><text:span text:style-name="T47">être </text:span><text:span text:style-name="T49">gracieux</text:span></text:p>
      <text:p text:style-name="P18"><text:span text:style-name="T16">►</text:span><text:span text:style-name="T19">as / a / </text:span><text:span text:style-name="T20">à</text:span><text:span text:style-name="T50"> </text:span><text:span text:style-name="T51">: tu as, il </text:span><text:span text:style-name="T50">a / à = préposition ~ pour, vers</text:span></text:p>
      <text:p text:style-name="P19"><text:span text:style-name="T16">►l’as / </text:span><text:span text:style-name="T4">l’a / l’as / la</text:span> : <text:span text:style-name="T38">tu l’avais / il l’a / la=pronom personnel</text:span></text:p>
      <text:p text:style-name="P11"><text:span text:style-name="T16">►</text:span><text:span text:style-name="T4">l’on</text:span> : <text:span text:style-name="T38">le « l’ » ne sert qu’à faciliter la prononciation</text:span></text:p>
      <text:p text:style-name="P12"><text:span text:style-name="T16">►qu’en / </text:span><text:span text:style-name="T4">quand</text:span> : <text:span text:style-name="T38">que + en / quand=conjonction de subordination</text:span></text:p>
      <text:p text:style-name="P13"><text:span text:style-name="T16">►</text:span><text:span text:style-name="T4">c’est / s’est / sais / sait</text:span> : cela + était / se + était / je sais, tu sais / <text:span text:style-name="T39">il sait</text:span></text:p>
      <text:p text:style-name="P3"><text:span text:style-name="T16">►</text:span><text:span text:style-name="T4">laisse-t-on</text:span> : « on laisse » → forme interrogative « *laisse on ? » → « laisse-t-on » avec un ancien -t conservé</text:p>
      <text:p text:style-name="P8"><text:span text:style-name="T16">►</text:span><text:span text:style-name="T21">appe</text:span><text:span text:style-name="T32">ll</text:span><text:span text:style-name="T21">e</text:span><text:span text:style-name="T52"> : j’appe</text:span><text:span text:style-name="T35">ll</text:span><text:span text:style-name="T52">e mais nous appe</text:span><text:span text:style-name="T35">l</text:span><text:span text:style-name="T52">ons (règle du son /ɛ/ ou /ə/ avant le l)</text:span></text:p>
      <text:p text:style-name="P9"><text:span text:style-name="T16">►</text:span><text:span text:style-name="T22">son / sont</text:span><text:span text:style-name="T53"> : son(=déterminant possessif:son, sa, ses) / </text:span><text:span text:style-name="T54">sont (=verbe être ; ils étaient)</text:span></text:p>
      <text:p text:style-name="P10"><text:span text:style-name="T16">►</text:span><text:span text:style-name="T23">tout</text:span><text:span text:style-name="T24">, toute</text:span><text:span text:style-name="T55"> : dans ce texte, </text:span><text:span text:style-name="T56">il s’agit à chaque fois d’adverbes. « tout » </text:span><text:span text:style-name="T57">est un adverbe qui s’accorde au féminin singulier et au féminin pluriel.</text:span></text:p>
      <text:p text:style-name="P22"/>
      <text:p text:style-name="P16"><text:span text:style-name="T58">►</text:span><text:span text:style-name="T59">accord du participe passé :</text:span></text:p>
      <text:p text:style-name="P1"><text:span text:style-name="T62"><text:tab/></text:span><text:span text:style-name="T63">▪ </text:span><text:span text:style-name="T62">p. passé </text:span><text:span text:style-name="T64">sans</text:span><text:span text:style-name="T62"> auxiliaire : accord </text:span><text:span text:style-name="T64">le nom auquel le participe se rapporte </text:span></text:p>
      <text:p text:style-name="P1"><text:span text:style-name="T64"><text:tab/><text:tab/></text:span><text:span text:style-name="T65">ex : </text:span><text:span text:style-name="T64">« crispés », « </text:span><text:span text:style-name="T66">hachée »</text:span></text:p>
      <text:p text:style-name="P1"><text:span text:style-name="T59"><text:tab/></text:span><text:span text:style-name="T60">▪ </text:span><text:span text:style-name="T59">p. passé avec auxiliaire être : accord avec le sujet</text:span></text:p>
      <text:p text:style-name="P1"><text:span text:style-name="T59"><text:tab/><text:tab/></text:span><text:span text:style-name="T61">ex : </text:span><text:span text:style-name="T59">« </text:span><text:span text:style-name="T62">taillées », « </text:span><text:span text:style-name="T67">enfoncé », « </text:span><text:span text:style-name="T68">fini », « </text:span><text:span text:style-name="T69">fait »</text:span></text:p>
      <text:p text:style-name="P2"><text:span text:style-name="T67"><text:tab/></text:span><text:span text:style-name="T63">▪ </text:span><text:span text:style-name="T67">p. passé avec auxiliaire avoir : accord avec un COD placé avant</text:span></text:p>
      <text:p text:style-name="P2"><text:span text:style-name="T67"><text:tab/><text:tab/></text:span><text:span text:style-name="T70">ex : </text:span><text:span text:style-name="T67">« qui me l’a donné » ; le COD est « l’ » </text:span><text:span text:style-name="T71">(=le coup) </text:span><text:span text:style-name="T72">donc il y a accord au masculin singulier</text:span></text:p>
      <text:p text:style-name="P21"/>
      <text:p text:style-name="P21"/>
      <text:p text:style-name="P21"/>
      <text:p text:style-name="P21"/>
      <text:p text:style-name="P24"><text:soft-page-break/><text:span text:style-name="T4">Dictée préparée / 3</text:span><text:span text:style-name="T2">e</text:span><text:span text:style-name="T4"> / T1 </text:span><text:span text:style-name="T10">dictée à trous</text:span></text:p>
      <text:p text:style-name="P27"/>
      <text:p text:style-name="P32">Mon père _________ un couteau _________ la main et taille un morceau de sapin ; les copeaux tombent _________ et soyeux comme _________ brins de rubans. Il me _________ un chariot avec des languettes de bois frais. Les roues _________ déjà taillées ; _________ sont des _________ de pomme de terre avec le cercle de peau brune qui _________ le _________… Le chariot va être fini ; j’attends _________ ému et les _________ grands ouverts, quand mon père pousse un cri et lève sa main pleine de sang. Il s’est enfoncé le couteau dans le _________. Je deviens tout pâle et m’avance vers lui ; un coup violent m’arrête ; _________ ma mère qui me _________ donné, l’écume aux lèvres, les poings crispés.</text:p>
      <text:p text:style-name="P33">« C’est ta faute si ton père s’est fait mal ! »</text:p>
      <text:p text:style-name="P32">Et elle me chasse sur l’escalier noir, _________ me cognant encore le front contre la porte.</text:p>
      <text:p text:style-name="P32">Je _________, je demande grâce et j’appelle mon père ; je vois avec ma terreur d’enfant, sa main qui _________ toute hachée ; c’est moi qui en suis la cause ! Pourquoi ne me laisse-t-on pas entrer pour savoir ? On me _________ après _________ l’on veut.</text:p>
      <text:p text:style-name="P20">Jules Vallès, <text:span text:style-name="T43">L’Enfant</text:span>, 1879</text:p>
      <text:p text:style-name="P20"/>
      <text:p text:style-name="P20"/>
      <text:p text:style-name="P20"/>
      <text:p text:style-name="P20"><text:soft-page-break/></text:p>
      <text:p text:style-name="P37"><text:span text:style-name="Strong_20_Emphasis"><text:span text:style-name="T106">Consignes pour la dictée / </text:span></text:span><text:span text:style-name="Strong_20_Emphasis"><text:span text:style-name="T108">3</text:span></text:span><text:span text:style-name="Strong_20_Emphasis"><text:span text:style-name="T3">e</text:span></text:span></text:p>
      <text:p text:style-name="P39"><text:span text:style-name="Strong_20_Emphasis"><text:span text:style-name="T78">- </text:span></text:span><text:span text:style-name="Strong_20_Emphasis"><text:span text:style-name="T79">choisir les élèves qui feront la dictée à trous ; certains élèves sont </text:span></text:span><text:span text:style-name="Strong_20_Emphasis"><text:span text:style-name="T107">obligés</text:span></text:span><text:span text:style-name="Strong_20_Emphasis"><text:span text:style-name="T79"> de faire la dictée à trous (…), d’autres ont la </text:span></text:span><text:span text:style-name="Strong_20_Emphasis"><text:span text:style-name="T107">possibilité</text:span></text:span><text:span text:style-name="Strong_20_Emphasis"><text:span text:style-name="T79"> de choisir s’ils la font ou pas (…</text:span></text:span><text:span text:style-name="Strong_20_Emphasis"><text:span text:style-name="T80">)</text:span></text:span></text:p>
      <text:p text:style-name="P39"><text:span text:style-name="Strong_20_Emphasis"><text:span text:style-name="T78">- les élèves qui </text:span></text:span><text:span text:style-name="Strong_20_Emphasis"><text:span text:style-name="T80">font la dictée à trous doivent être placés </text:span></text:span><text:span text:style-name="Strong_20_Emphasis"><text:span text:style-name="T81">de manière à ce que les autres élèves ne voient pas leur copie. </text:span></text:span><text:span text:style-name="Strong_20_Emphasis"><text:span text:style-name="T101">Ces élèves n’ont pas besoin de sortir une feuille mais on leur </text:span></text:span><text:span text:style-name="Strong_20_Emphasis"><text:span text:style-name="T102">donne </text:span></text:span><text:span text:style-name="Strong_20_Emphasis"><text:span text:style-name="T103">une copie tout prête.</text:span></text:span></text:p>
      <text:p text:style-name="P39"><text:span text:style-name="Strong_20_Emphasis"><text:span text:style-name="T78"/></text:span></text:p>
      <text:p text:style-name="P39"><text:span text:style-name="Strong_20_Emphasis"><text:span text:style-name="T78">- les élèves </text:span></text:span><text:span text:style-name="Strong_20_Emphasis"><text:span text:style-name="T104">qui ne font pas la dictée à trous </text:span></text:span><text:span text:style-name="Strong_20_Emphasis"><text:span text:style-name="T78">prennent une feuille simple ou double, de quoi écrire (stylo+règle, effaceur). Aucun autre document n’est autorisé sur les tables.</text:span></text:span></text:p>
      <text:p text:style-name="P39"><text:span text:style-name="Strong_20_Emphasis"><text:span text:style-name="T81"/></text:span></text:p>
      <text:p text:style-name="P39"><text:span text:style-name="Strong_20_Emphasis"><text:span text:style-name="T81">- </text:span></text:span><text:span text:style-name="Strong_20_Emphasis"><text:span text:style-name="T82">les élèves écrivent leur prénom, leur nom et leur classe ; </text:span></text:span><text:span text:style-name="Strong_20_Emphasis"><text:span text:style-name="T83">ils ajoutent le mot « Dictée » qu’ils soulignent.</text:span></text:span></text:p>
      <text:p text:style-name="P39"><text:span text:style-name="Strong_20_Emphasis"><text:span text:style-name="T81"/></text:span></text:p>
      <text:p text:style-name="P39"><text:span text:style-name="Strong_20_Emphasis"><text:span text:style-name="T81">- </text:span></text:span><text:span text:style-name="Strong_20_Emphasis"><text:span text:style-name="T84">inutile de lire une première fois la dictée, </text:span></text:span><text:span text:style-name="Strong_20_Emphasis"><text:span text:style-name="T105">ils la connaissent.</text:span></text:span></text:p>
      <text:p text:style-name="P39"><text:span text:style-name="Strong_20_Emphasis"><text:span text:style-name="T84">- dicter le titre</text:span></text:span></text:p>
      <text:p text:style-name="P39"><text:span text:style-name="Strong_20_Emphasis"><text:span text:style-name="T84">- dicter le texte </text:span></text:span><text:span text:style-name="Strong_20_Emphasis"><text:span text:style-name="T86">avec sa ponctuation</text:span></text:span><text:span text:style-name="Strong_20_Emphasis"><text:span text:style-name="T84">; si une expression </text:span></text:span><text:span text:style-name="Strong_20_Emphasis"><text:span text:style-name="T85">est encadrée</text:span></text:span><text:span text:style-name="Strong_20_Emphasis"><text:span text:style-name="T84">, épeler le mot.</text:span></text:span></text:p>
      <text:p text:style-name="P39"><text:span text:style-name="Strong_20_Emphasis"><text:span text:style-name="T84">- </text:span></text:span><text:span text:style-name="Strong_20_Emphasis"><text:span text:style-name="T87">si possible, bien distinguer l</text:span></text:span><text:span text:style-name="Strong_20_Emphasis"><text:span text:style-name="T88">es</text:span></text:span><text:span text:style-name="Strong_20_Emphasis"><text:span text:style-name="T87"> finale</text:span></text:span><text:span text:style-name="Strong_20_Emphasis"><text:span text:style-name="T88">s</text:span></text:span><text:span text:style-name="Strong_20_Emphasis"><text:span text:style-name="T87"> en -é, -ai (=é) des finales en -ais, -ait (=è)</text:span></text:span></text:p>
      <text:p text:style-name="P39"><text:span text:style-name="Strong_20_Emphasis"><text:span text:style-name="T87">- </text:span></text:span><text:span text:style-name="Strong_20_Emphasis"><text:span text:style-name="T89">écrire au tableau le nom de l’auteur et le titre et les faire recopier.</text:span></text:span></text:p>
      <text:p text:style-name="P39"><text:span text:style-name="Strong_20_Emphasis"><text:span text:style-name="T89">- </text:span></text:span><text:span text:style-name="Strong_20_Emphasis"><text:span text:style-name="T90">donner aux élèves </text:span></text:span><text:span text:style-name="Strong_20_Emphasis"><text:span text:style-name="T91">5</text:span></text:span><text:span text:style-name="Strong_20_Emphasis"><text:span text:style-name="T92"> minutes pour se relire</text:span></text:span></text:p>
      <text:p text:style-name="P39"><text:span text:style-name="Strong_20_Emphasis"><text:span text:style-name="T92"/></text:span></text:p>
      <text:p text:style-name="P39"><text:span text:style-name="Strong_20_Emphasis"><text:span text:style-name="T92">- </text:span></text:span><text:span text:style-name="Strong_20_Emphasis"><text:span text:style-name="T93">demander aux élèves d’écrire le mot « questions » et de le souligner</text:span></text:span></text:p>
      <text:p text:style-name="P39"><text:span text:style-name="Strong_20_Emphasis"><text:span text:style-name="T91">- poser aux élèves les trois questions suivantes ; il y répondent </text:span></text:span><text:span text:style-name="Strong_20_Emphasis"><text:span text:style-name="T93">à </text:span></text:span><text:span text:style-name="Strong_20_Emphasis"><text:span text:style-name="T94">la suite de la dictée, s</text:span></text:span><text:span text:style-name="Strong_20_Emphasis"><text:span text:style-name="T91">ans recopier le</text:span></text:span><text:span text:style-name="Strong_20_Emphasis"><text:span text:style-name="T99">s</text:span></text:span><text:span text:style-name="Strong_20_Emphasis"><text:span text:style-name="T91"> question</text:span></text:span><text:span text:style-name="Strong_20_Emphasis"><text:span text:style-name="T99">s</text:span></text:span><text:span text:style-name="Strong_20_Emphasis"><text:span text:style-name="T91">.</text:span></text:span></text:p>
      <text:p text:style-name="P38"><text:span text:style-name="Strong_20_Emphasis"><text:span text:style-name="T95">(1) </text:span></text:span><text:span text:style-name="Strong_20_Emphasis"><text:span text:style-name="T96">Quelle est la nature grammaticale du mot « </text:span></text:span><text:span text:style-name="Strong_20_Emphasis"><text:span text:style-name="T97">quand</text:span></text:span><text:span text:style-name="Strong_20_Emphasis"><text:span text:style-name="T96">, </text:span></text:span><text:span text:style-name="Strong_20_Emphasis"><text:span text:style-name="T97">q+u+a+n+d</text:span></text:span><text:span text:style-name="Strong_20_Emphasis"><text:span text:style-name="T96"> » ?</text:span></text:span></text:p>
      <text:p text:style-name="P38"><text:span text:style-name="Strong_20_Emphasis"><text:span text:style-name="T96">(2) Quelle est la nature grammaticale du mot « </text:span></text:span><text:span text:style-name="Strong_20_Emphasis"><text:span text:style-name="T98">tout » dans « je deviens tout pâle » ?</text:span></text:span></text:p>
      <text:p text:style-name="P36"><text:span text:style-name="Strong_20_Emphasis"><text:span text:style-name="T77">(3) </text:span></text:span><text:span text:style-name="Strong_20_Emphasis"><text:span text:style-name="T100">Quelle est la valeur du présent « est » dans « C’est ta faute si ton père s’est fait mal ! » ?</text:span></text:span></text:p>
      <text:p text:style-name="P36"><text:span text:style-name="Strong_20_Emphasis"><text:span text:style-name="T100"/></text:span></text:p>
      <text:p text:style-name="P15"/>
      <text:p text:style-name="P25"><text:soft-page-break/><text:span text:style-name="T4">Dictée préparée / 3</text:span><text:span text:style-name="T2">e</text:span><text:span text:style-name="T4"> / T1 </text:span><text:span text:style-name="T10">dictée à trous / </text:span><text:span text:style-name="T14">rattrapage</text:span></text:p>
      <text:p text:style-name="P28"/>
      <text:p text:style-name="P35">Mon père a un couteau à la main et taille un morceau de sapin ; les __________ tombent jaunes et __________ comme des brins de rubans. Il me fait un __________ avec des __________ de bois frais. Les roues sont __________ taillées ; ce sont des ronds de pomme de terre avec le cercle de peau brune qui fait le fer… Le chariot va être fini ; __________ tout ému et les yeux grands ouverts, quand mon père pousse un cri et lève sa main pleine de sang. Il __________ enfoncé le couteau dans le __________. Je __________ tout pâle et m’avance vers lui ; un __________ violent __________ ; c’est ma mère qui me __________, l’écume aux lèvres, les __________ crispés.</text:p>
      <text:p text:style-name="P34">« C’est ta faute si ton père __________ fait mal ! »</text:p>
      <text:p text:style-name="P34">Et elle me chasse sur l’escalier noir, en me __________ encore le front contre la porte.</text:p>
      <text:p text:style-name="P34">Je crie, je demande __________ et __________ mon père ; je vois avec ma terreur d’enfant, sa main qui pend toute __________ ; c’est moi qui en suis la cause ! Pourquoi ne me __________ pas entrer pour savoir ? On me __________ après si l’on veut.</text:p>
      <text:p text:style-name="P31"><text:span text:style-name="Strong_20_Emphasis"><text:span text:style-name="T118">Jules Vallès, </text:span></text:span><text:span text:style-name="Strong_20_Emphasis"><text:span text:style-name="T117">L’Enfant</text:span></text:span><text:span text:style-name="Strong_20_Emphasis"><text:span text:style-name="T118">, 187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8:32:53.085790207</meta:creation-date>
    <dc:date>2020-07-11T18:02:16.534781101</dc:date>
    <meta:editing-duration>PT9H31M42S</meta:editing-duration>
    <meta:editing-cycles>130</meta:editing-cycles>
    <meta:generator>LibreOffice/6.0.7.3$Linux_X86_64 LibreOffice_project/00m0$Build-3</meta:generator>
    <meta:print-date>2019-11-05T11:27:11.591000000</meta:print-date>
    <meta:document-statistic meta:table-count="0" meta:image-count="0" meta:object-count="0" meta:page-count="4" meta:paragraph-count="57" meta:word-count="1476" meta:character-count="7575" meta:non-whitespace-character-count="6146"/>
  </office:meta>
</office:document-meta>
</file>